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esult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default-cell-style-name="Default"/>
        <table:table-column table:style-name="co1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62" calcext:value-type="float">
            <text:p>35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746" calcext:value-type="float">
            <text:p>774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8100" calcext:value-type="float">
            <text:p>8100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676" calcext:value-type="float">
            <text:p>56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262" calcext:value-type="float">
            <text:p>72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688" calcext:value-type="float">
            <text:p>36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766" calcext:value-type="float">
            <text:p>776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1658" calcext:value-type="float">
            <text:p>11658</text:p>
          </table:table-cell>
          <table:table-cell table:number-columns-repeated="2"/>
          <table:table-cell office:value-type="string" calcext:value-type="string">
            <text:p>Highest Tile</text:p>
          </table:table-cell>
          <table:table-cell table:formula="of:=MAX([.$B$1:.$B$100])" office:value-type="float" office:value="256" calcext:value-type="float">
            <text:p>256</text:p>
          </table:table-cell>
          <table:table-cell table:formula="of:=MAX([.F1:.F100])" office:value-type="float" office:value="256" calcext:value-type="float">
            <text:p>256</text:p>
          </table:table-cell>
          <table:table-cell table:formula="of:=MAX([.J1:.J100])" office:value-type="float" office:value="1024" calcext:value-type="float">
            <text:p>1024</text:p>
          </table:table-cell>
          <table:table-cell table:formula="of:=MAX([.N1:.N100])" office:value-type="float" office:value="1024" calcext:value-type="float">
            <text:p>1024</text:p>
          </table:table-cell>
          <table:table-cell table:formula="of:=MAX([.R1:.R100])" office:value-type="float" office:value="2048" calcext:value-type="float">
            <text:p>2048</text:p>
          </table:table-cell>
          <table:table-cell table:formula="of:=MAX([.V1:.V100])" office:value-type="float" office:value="2048" calcext:value-type="float">
            <text:p>2048</text:p>
          </table:table-cell>
          <table:table-cell table:formula="of:=MAX([.Y1:.Y100])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880" calcext:value-type="float">
            <text:p>38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626" calcext:value-type="float">
            <text:p>36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1818" calcext:value-type="float">
            <text:p>1181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3646" calcext:value-type="float">
            <text:p>1364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1" table:formula="of:=COUNTIFS([.$B$1:.$B$100]; &quot;&gt;=256&quot;)/100" office:value-type="percentage" office:value="0.18" calcext:value-type="percentage">
            <text:p>18%</text:p>
          </table:table-cell>
          <table:table-cell table:style-name="ce1" table:formula="of:=COUNTIFS([.F1:.F100]; &quot;&gt;=256&quot;)/100" office:value-type="percentage" office:value="0.29" calcext:value-type="percentage">
            <text:p>29%</text:p>
          </table:table-cell>
          <table:table-cell table:style-name="ce1" table:formula="of:=COUNTIFS([.J1:.J100]; &quot;&gt;=256&quot;)/100" office:value-type="percentage" office:value="1" calcext:value-type="percentage">
            <text:p>100%</text:p>
          </table:table-cell>
          <table:table-cell table:style-name="ce1" table:formula="of:=COUNTIFS([.N1:.N100]; &quot;&gt;=256&quot;)/100" office:value-type="percentage" office:value="0.96" calcext:value-type="percentage">
            <text:p>96%</text:p>
          </table:table-cell>
          <table:table-cell table:style-name="ce1" table:formula="of:=COUNTIFS([.R1:.R100]; &quot;&gt;=256&quot;)/100" office:value-type="percentage" office:value="1" calcext:value-type="percentage">
            <text:p>100%</text:p>
          </table:table-cell>
          <table:table-cell table:style-name="ce1" table:formula="of:=COUNTIFS([.V1:.V100]; &quot;&gt;=256&quot;)/100" office:value-type="percentage" office:value="1" calcext:value-type="percentage">
            <text:p>100%</text:p>
          </table:table-cell>
          <table:table-cell table:style-name="ce1" table:formula="of:=COUNTIFS([.Y1:.Y100]; &quot;&gt;=256&quot;)/21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158" calcext:value-type="float">
            <text:p>6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070" calcext:value-type="float">
            <text:p>70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3634" calcext:value-type="float">
            <text:p>1363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1" table:formula="of:=COUNTIFS([.$B$1:.$B$100]; &quot;&gt;=512&quot;)/100" office:value-type="percentage" office:value="0" calcext:value-type="percentage">
            <text:p>0%</text:p>
          </table:table-cell>
          <table:table-cell table:style-name="ce1" table:formula="of:=COUNTIFS([.F1:.F100]; &quot;&gt;=512&quot;)/100" office:value-type="percentage" office:value="0" calcext:value-type="percentage">
            <text:p>0%</text:p>
          </table:table-cell>
          <table:table-cell table:style-name="ce1" table:formula="of:=COUNTIFS([.J1:.J100]; &quot;&gt;=512&quot;)/100" office:value-type="percentage" office:value="0.94" calcext:value-type="percentage">
            <text:p>94%</text:p>
          </table:table-cell>
          <table:table-cell table:style-name="ce1" table:formula="of:=COUNTIFS([.N1:.N100]; &quot;&gt;=512&quot;)/100" office:value-type="percentage" office:value="0.82" calcext:value-type="percentage">
            <text:p>82%</text:p>
          </table:table-cell>
          <table:table-cell table:style-name="ce1" table:formula="of:=COUNTIFS([.R1:.R100]; &quot;&gt;=512&quot;)/100" office:value-type="percentage" office:value="0.99" calcext:value-type="percentage">
            <text:p>99%</text:p>
          </table:table-cell>
          <table:table-cell table:style-name="ce1" table:formula="of:=COUNTIFS([.V1:.V100]; &quot;&gt;=512&quot;)/100" office:value-type="percentage" office:value="0.99" calcext:value-type="percentage">
            <text:p>99%</text:p>
          </table:table-cell>
          <table:table-cell table:style-name="ce1" table:formula="of:=COUNTIFS([.Y1:.Y100]; &quot;&gt;=512&quot;)/21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714" calcext:value-type="float">
            <text:p>77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432" calcext:value-type="float">
            <text:p>343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1" table:formula="of:=COUNTIFS([.$B$1:.$B$100]; &quot;&gt;=1024&quot;)/100" office:value-type="percentage" office:value="0" calcext:value-type="percentage">
            <text:p>0%</text:p>
          </table:table-cell>
          <table:table-cell table:style-name="ce1" table:formula="of:=COUNTIFS([.F1:.F100]; &quot;&gt;=1024&quot;)/100" office:value-type="percentage" office:value="0" calcext:value-type="percentage">
            <text:p>0%</text:p>
          </table:table-cell>
          <table:table-cell table:style-name="ce1" table:formula="of:=COUNTIFS([.J1:.J100]; &quot;&gt;=1024&quot;)/100" office:value-type="percentage" office:value="0.25" calcext:value-type="percentage">
            <text:p>25%</text:p>
          </table:table-cell>
          <table:table-cell table:style-name="ce1" table:formula="of:=COUNTIFS([.N1:.N100]; &quot;&gt;=1024&quot;)/100" office:value-type="percentage" office:value="0.3" calcext:value-type="percentage">
            <text:p>30%</text:p>
          </table:table-cell>
          <table:table-cell table:style-name="ce1" table:formula="of:=COUNTIFS([.R1:.R100]; &quot;&gt;=1024&quot;)/100" office:value-type="percentage" office:value="0.71" calcext:value-type="percentage">
            <text:p>71%</text:p>
          </table:table-cell>
          <table:table-cell table:style-name="ce1" table:formula="of:=COUNTIFS([.V1:.V100]; &quot;&gt;=1024&quot;)/100" office:value-type="percentage" office:value="0.78" calcext:value-type="percentage">
            <text:p>78%</text:p>
          </table:table-cell>
          <table:table-cell table:style-name="ce1" table:formula="of:=COUNTIFS([.Y1:.Y100]; &quot;&gt;=1024&quot;)/21" office:value-type="percentage" office:value="0.904761904761905" calcext:value-type="percentage">
            <text:p>9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904" calcext:value-type="float">
            <text:p>69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968" calcext:value-type="float">
            <text:p>59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200" calcext:value-type="float">
            <text:p>62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720" calcext:value-type="float">
            <text:p>772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798" calcext:value-type="float">
            <text:p>779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style-name="ce1" table:formula="of:=COUNTIFS([.$B$1:.$B$100]; &quot;&gt;=2048&quot;)/100" office:value-type="percentage" office:value="0" calcext:value-type="percentage">
            <text:p>0%</text:p>
          </table:table-cell>
          <table:table-cell table:style-name="ce1" table:formula="of:=COUNTIFS([.F1:.F100]; &quot;&gt;=2048&quot;)/100" office:value-type="percentage" office:value="0" calcext:value-type="percentage">
            <text:p>0%</text:p>
          </table:table-cell>
          <table:table-cell table:style-name="ce1" table:formula="of:=COUNTIFS([.J1:.J100]; &quot;&gt;=2048&quot;)/100" office:value-type="percentage" office:value="0" calcext:value-type="percentage">
            <text:p>0%</text:p>
          </table:table-cell>
          <table:table-cell table:style-name="ce1" table:formula="of:=COUNTIFS([.N1:.N100]; &quot;&gt;=2048&quot;)/100" office:value-type="percentage" office:value="0" calcext:value-type="percentage">
            <text:p>0%</text:p>
          </table:table-cell>
          <table:table-cell table:style-name="ce1" table:formula="of:=COUNTIFS([.R1:.R100]; &quot;&gt;=2048&quot;)/100" office:value-type="percentage" office:value="0.1" calcext:value-type="percentage">
            <text:p>10%</text:p>
          </table:table-cell>
          <table:table-cell table:style-name="ce1" table:formula="of:=COUNTIFS([.V1:.V100]; &quot;&gt;=2048&quot;)/100" office:value-type="percentage" office:value="0.14" calcext:value-type="percentage">
            <text:p>14%</text:p>
          </table:table-cell>
          <table:table-cell table:style-name="ce1" table:formula="of:=COUNTIFS([.Y1:.Y100]; &quot;&gt;=2048&quot;)/21" office:value-type="percentage" office:value="0.476190476190476" calcext:value-type="percentage">
            <text:p>4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6" calcext:value-type="float">
            <text:p>61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448" calcext:value-type="float">
            <text:p>74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2846" calcext:value-type="float">
            <text:p>1284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3538" calcext:value-type="float">
            <text:p>13538</text:p>
          </table:table-cell>
          <table:table-cell table:number-columns-repeated="2"/>
          <table:table-cell office:value-type="string" calcext:value-type="string">
            <text:p>Mean score</text:p>
          </table:table-cell>
          <table:table-cell table:style-name="ce2" table:formula="of:=SUM([.C$1:.C$1048576])/100" office:value-type="float" office:value="695.5" calcext:value-type="float">
            <text:p>696</text:p>
          </table:table-cell>
          <table:table-cell table:style-name="ce2" table:formula="of:=SUM([.G$1:.G$1048576])/100" office:value-type="float" office:value="836.24" calcext:value-type="float">
            <text:p>836</text:p>
          </table:table-cell>
          <table:table-cell table:style-name="ce2" table:formula="of:=SUM([.K$1:.K$1048576])/100" office:value-type="float" office:value="4095.66" calcext:value-type="float">
            <text:p>4096</text:p>
          </table:table-cell>
          <table:table-cell table:style-name="ce2" table:formula="of:=SUM([.O$1:.O$1048576])/100" office:value-type="float" office:value="4111.72" calcext:value-type="float">
            <text:p>4112</text:p>
          </table:table-cell>
          <table:table-cell table:style-name="ce2" table:formula="of:=SUM([.S$1:.S$1048576])/100" office:value-type="float" office:value="6778.54" calcext:value-type="float">
            <text:p>6779</text:p>
          </table:table-cell>
          <table:table-cell table:style-name="ce2" table:formula="of:=SUM([.W$1:.W$1048576])/100" office:value-type="float" office:value="7491.64" calcext:value-type="float">
            <text:p>7492</text:p>
          </table:table-cell>
          <table:table-cell table:style-name="ce2" table:formula="of:=SUM([.Z$1:.Z$1048576])/21" office:value-type="float" office:value="10477.1428571429" calcext:value-type="float">
            <text:p>1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580" calcext:value-type="float">
            <text:p>75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238" calcext:value-type="float">
            <text:p>7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634" calcext:value-type="float">
            <text:p>1363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8166" calcext:value-type="float">
            <text:p>816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812" calcext:value-type="float">
            <text:p>28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778" calcext:value-type="float">
            <text:p>77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672" calcext:value-type="float">
            <text:p>36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264" calcext:value-type="float">
            <text:p>6264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5784" calcext:value-type="float">
            <text:p>1578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578" calcext:value-type="float">
            <text:p>75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32" calcext:value-type="float">
            <text:p>6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194" calcext:value-type="float">
            <text:p>61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56" calcext:value-type="float">
            <text:p>805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7410" calcext:value-type="float">
            <text:p>1741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70" calcext:value-type="float">
            <text:p>35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280" calcext:value-type="float">
            <text:p>6280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3740" calcext:value-type="float">
            <text:p>1374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204" calcext:value-type="float">
            <text:p>6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762" calcext:value-type="float">
            <text:p>37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18" calcext:value-type="float">
            <text:p>361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24" calcext:value-type="float">
            <text:p>782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868" calcext:value-type="float">
            <text:p>58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202" calcext:value-type="float">
            <text:p>62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752" calcext:value-type="float">
            <text:p>37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030" calcext:value-type="float">
            <text:p>603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156" calcext:value-type="float">
            <text:p>615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764" calcext:value-type="float">
            <text:p>37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5380" calcext:value-type="float">
            <text:p>53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436" calcext:value-type="float">
            <text:p>1343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736" calcext:value-type="float">
            <text:p>273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782" calcext:value-type="float">
            <text:p>57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256" calcext:value-type="float">
            <text:p>32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628" calcext:value-type="float">
            <text:p>3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74" calcext:value-type="float">
            <text:p>8074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6040" calcext:value-type="float">
            <text:p>1604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868" calcext:value-type="float">
            <text:p>38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494" calcext:value-type="float">
            <text:p>34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34" calcext:value-type="float">
            <text:p>80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668" calcext:value-type="float">
            <text:p>1366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3680" calcext:value-type="float">
            <text:p>1368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10" calcext:value-type="float">
            <text:p>80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910" calcext:value-type="float">
            <text:p>791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566" calcext:value-type="float">
            <text:p>756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224" calcext:value-type="float">
            <text:p>3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104" calcext:value-type="float">
            <text:p>81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50" calcext:value-type="float">
            <text:p>35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6998" calcext:value-type="float">
            <text:p>1699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82" calcext:value-type="float">
            <text:p>33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268" calcext:value-type="float">
            <text:p>72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8036" calcext:value-type="float">
            <text:p>803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8030" calcext:value-type="float">
            <text:p>80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58" calcext:value-type="float">
            <text:p>36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10" calcext:value-type="float">
            <text:p>80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826" calcext:value-type="float">
            <text:p>782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82" calcext:value-type="float">
            <text:p>788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868" calcext:value-type="float">
            <text:p>38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474" calcext:value-type="float">
            <text:p>34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60" calcext:value-type="float">
            <text:p>76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502" calcext:value-type="float">
            <text:p>350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196" calcext:value-type="float">
            <text:p>619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282" calcext:value-type="float">
            <text:p>7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398" calcext:value-type="float">
            <text:p>33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244" calcext:value-type="float">
            <text:p>72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38" calcext:value-type="float">
            <text:p>813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3966" calcext:value-type="float">
            <text:p>139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12" calcext:value-type="float">
            <text:p>811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8046" calcext:value-type="float">
            <text:p>80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256" calcext:value-type="float">
            <text:p>7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626" calcext:value-type="float">
            <text:p>1362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172" calcext:value-type="float">
            <text:p>61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106" calcext:value-type="float">
            <text:p>71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776" calcext:value-type="float">
            <text:p>777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876" calcext:value-type="float">
            <text:p>28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208" calcext:value-type="float">
            <text:p>72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324" calcext:value-type="float">
            <text:p>63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834" calcext:value-type="float">
            <text:p>883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788" calcext:value-type="float">
            <text:p>37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14" calcext:value-type="float">
            <text:p>801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494" calcext:value-type="float">
            <text:p>34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728" calcext:value-type="float">
            <text:p>37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732" calcext:value-type="float">
            <text:p>37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72" calcext:value-type="float">
            <text:p>35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704" calcext:value-type="float">
            <text:p>3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242" calcext:value-type="float">
            <text:p>72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116" calcext:value-type="float">
            <text:p>8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730" calcext:value-type="float">
            <text:p>373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88" calcext:value-type="float">
            <text:p>36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438" calcext:value-type="float">
            <text:p>34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348" calcext:value-type="float">
            <text:p>734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82" calcext:value-type="float">
            <text:p>33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136" calcext:value-type="float">
            <text:p>81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980" calcext:value-type="float">
            <text:p>79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574" calcext:value-type="float">
            <text:p>757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218" calcext:value-type="float">
            <text:p>32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240" calcext:value-type="float">
            <text:p>724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992" calcext:value-type="float">
            <text:p>59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130" calcext:value-type="float">
            <text:p>81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88" calcext:value-type="float">
            <text:p>80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598" calcext:value-type="float">
            <text:p>359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920" calcext:value-type="float">
            <text:p>39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140" calcext:value-type="float">
            <text:p>81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36" calcext:value-type="float">
            <text:p>363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426" calcext:value-type="float">
            <text:p>54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186" calcext:value-type="float">
            <text:p>61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772" calcext:value-type="float">
            <text:p>377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182" calcext:value-type="float">
            <text:p>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096" calcext:value-type="float">
            <text:p>609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978" calcext:value-type="float">
            <text:p>59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44" calcext:value-type="float">
            <text:p>80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354" calcext:value-type="float">
            <text:p>735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3578" calcext:value-type="float">
            <text:p>135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246" calcext:value-type="float">
            <text:p>824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858" calcext:value-type="float">
            <text:p>68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250" calcext:value-type="float">
            <text:p>6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28" calcext:value-type="float">
            <text:p>812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954" calcext:value-type="float">
            <text:p>79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10" calcext:value-type="float">
            <text:p>811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88" calcext:value-type="float">
            <text:p>33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752" calcext:value-type="float">
            <text:p>77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5352" calcext:value-type="float">
            <text:p>53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5766" calcext:value-type="float">
            <text:p>576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4140" calcext:value-type="float">
            <text:p>41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6120" calcext:value-type="float">
            <text:p>1612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34" calcext:value-type="float">
            <text:p>35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244" calcext:value-type="float">
            <text:p>32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878" calcext:value-type="float">
            <text:p>78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20" calcext:value-type="float">
            <text:p>812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98" calcext:value-type="float">
            <text:p>35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42" calcext:value-type="float">
            <text:p>61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274" calcext:value-type="float">
            <text:p>82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032" calcext:value-type="float">
            <text:p>60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154" calcext:value-type="float">
            <text:p>81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70" calcext:value-type="float">
            <text:p>807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676" calcext:value-type="float">
            <text:p>26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372" calcext:value-type="float">
            <text:p>33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134" calcext:value-type="float">
            <text:p>61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070" calcext:value-type="float">
            <text:p>707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10" calcext:value-type="float">
            <text:p>35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82" calcext:value-type="float">
            <text:p>61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728" calcext:value-type="float">
            <text:p>27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210" calcext:value-type="float">
            <text:p>621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290" calcext:value-type="float">
            <text:p>1329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252" calcext:value-type="float">
            <text:p>72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220" calcext:value-type="float">
            <text:p>72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880" calcext:value-type="float">
            <text:p>388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5604" calcext:value-type="float">
            <text:p>56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864" calcext:value-type="float">
            <text:p>386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816" calcext:value-type="float">
            <text:p>58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380" calcext:value-type="float">
            <text:p>83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200" calcext:value-type="float">
            <text:p>82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66" calcext:value-type="float">
            <text:p>33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66" calcext:value-type="float">
            <text:p>816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492" calcext:value-type="float">
            <text:p>74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744" calcext:value-type="float">
            <text:p>77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740" calcext:value-type="float">
            <text:p>374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74" calcext:value-type="float">
            <text:p>36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158" calcext:value-type="float">
            <text:p>81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584" calcext:value-type="float">
            <text:p>758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86" calcext:value-type="float">
            <text:p>33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06" calcext:value-type="float">
            <text:p>810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78" calcext:value-type="float">
            <text:p>76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198" calcext:value-type="float">
            <text:p>619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892" calcext:value-type="float">
            <text:p>38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652" calcext:value-type="float">
            <text:p>1365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3124" calcext:value-type="float">
            <text:p>13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880" calcext:value-type="float">
            <text:p>688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744" calcext:value-type="float">
            <text:p>37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304" calcext:value-type="float">
            <text:p>7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3744" calcext:value-type="float">
            <text:p>1374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72" calcext:value-type="float">
            <text:p>36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1604" calcext:value-type="float">
            <text:p>116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944" calcext:value-type="float">
            <text:p>794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018" calcext:value-type="float">
            <text:p>30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30" calcext:value-type="float">
            <text:p>80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164" calcext:value-type="float">
            <text:p>616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352" calcext:value-type="float">
            <text:p>63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30" calcext:value-type="float">
            <text:p>763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78" calcext:value-type="float">
            <text:p>33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750" calcext:value-type="float">
            <text:p>77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230" calcext:value-type="float">
            <text:p>72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236" calcext:value-type="float">
            <text:p>823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214" calcext:value-type="float">
            <text:p>32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78" calcext:value-type="float">
            <text:p>80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56" calcext:value-type="float">
            <text:p>805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84" calcext:value-type="float">
            <text:p>36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586" calcext:value-type="float">
            <text:p>75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2832" calcext:value-type="float">
            <text:p>128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806" calcext:value-type="float">
            <text:p>28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444" calcext:value-type="float">
            <text:p>3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2478" calcext:value-type="float">
            <text:p>1247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82" calcext:value-type="float">
            <text:p>33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730" calcext:value-type="float">
            <text:p>77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294" calcext:value-type="float">
            <text:p>72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952" calcext:value-type="float">
            <text:p>395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5206" calcext:value-type="float">
            <text:p>52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204" calcext:value-type="float">
            <text:p>32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54" calcext:value-type="float">
            <text:p>80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02" calcext:value-type="float">
            <text:p>810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70" calcext:value-type="float">
            <text:p>36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78" calcext:value-type="float">
            <text:p>76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08" calcext:value-type="float">
            <text:p>800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848" calcext:value-type="float">
            <text:p>78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240" calcext:value-type="float">
            <text:p>72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908" calcext:value-type="float">
            <text:p>79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162" calcext:value-type="float">
            <text:p>616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726" calcext:value-type="float">
            <text:p>37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348" calcext:value-type="float">
            <text:p>734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750" calcext:value-type="float">
            <text:p>37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3284" calcext:value-type="float">
            <text:p>13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364" calcext:value-type="float">
            <text:p>736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54" calcext:value-type="float">
            <text:p>7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474" calcext:value-type="float">
            <text:p>34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74" calcext:value-type="float">
            <text:p>51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768" calcext:value-type="float">
            <text:p>77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210" calcext:value-type="float">
            <text:p>721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96" calcext:value-type="float">
            <text:p>76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5876" calcext:value-type="float">
            <text:p>158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424" calcext:value-type="float">
            <text:p>842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98" calcext:value-type="float">
            <text:p>3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110" calcext:value-type="float">
            <text:p>61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98" calcext:value-type="float">
            <text:p>809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18" calcext:value-type="float">
            <text:p>64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012" calcext:value-type="float">
            <text:p>60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778" calcext:value-type="float">
            <text:p>377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390" calcext:value-type="float">
            <text:p>53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324" calcext:value-type="float">
            <text:p>73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2914" calcext:value-type="float">
            <text:p>291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394" calcext:value-type="float">
            <text:p>33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34" calcext:value-type="float">
            <text:p>80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46" calcext:value-type="float">
            <text:p>764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046" calcext:value-type="float">
            <text:p>30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760" calcext:value-type="float">
            <text:p>37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888" calcext:value-type="float">
            <text:p>78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16" calcext:value-type="float">
            <text:p>361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1156" calcext:value-type="float">
            <text:p>111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38" calcext:value-type="float">
            <text:p>363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478" calcext:value-type="float">
            <text:p>34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714" calcext:value-type="float">
            <text:p>37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578" calcext:value-type="float">
            <text:p>357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74" calcext:value-type="float">
            <text:p>35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18" calcext:value-type="float">
            <text:p>811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92" calcext:value-type="float">
            <text:p>369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906" calcext:value-type="float">
            <text:p>39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704" calcext:value-type="float">
            <text:p>2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2746" calcext:value-type="float">
            <text:p>1274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122" calcext:value-type="float">
            <text:p>81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124" calcext:value-type="float">
            <text:p>6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960" calcext:value-type="float">
            <text:p>796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34" calcext:value-type="float">
            <text:p>35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774" calcext:value-type="float">
            <text:p>77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200" calcext:value-type="float">
            <text:p>82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98" calcext:value-type="float">
            <text:p>36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250" calcext:value-type="float">
            <text:p>725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366" calcext:value-type="float">
            <text:p>23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48" calcext:value-type="float">
            <text:p>61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254" calcext:value-type="float">
            <text:p>72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32" calcext:value-type="float">
            <text:p>80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908" calcext:value-type="float">
            <text:p>39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598" calcext:value-type="float">
            <text:p>3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190" calcext:value-type="float">
            <text:p>31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76" calcext:value-type="float">
            <text:p>807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494" calcext:value-type="float">
            <text:p>34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910" calcext:value-type="float">
            <text:p>79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516" calcext:value-type="float">
            <text:p>751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74" calcext:value-type="float">
            <text:p>80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52" calcext:value-type="float">
            <text:p>805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958" calcext:value-type="float">
            <text:p>79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3654" calcext:value-type="float">
            <text:p>136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56" calcext:value-type="float">
            <text:p>365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176" calcext:value-type="float">
            <text:p>31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40" calcext:value-type="float">
            <text:p>804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4088" calcext:value-type="float">
            <text:p>40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994" calcext:value-type="float">
            <text:p>799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332" calcext:value-type="float">
            <text:p>53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590" calcext:value-type="float">
            <text:p>35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6140" calcext:value-type="float">
            <text:p>614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54" calcext:value-type="float">
            <text:p>76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958" calcext:value-type="float">
            <text:p>69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104" calcext:value-type="float">
            <text:p>810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760" calcext:value-type="float">
            <text:p>37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688" calcext:value-type="float">
            <text:p>36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688" calcext:value-type="float">
            <text:p>126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240" calcext:value-type="float">
            <text:p>824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064" calcext:value-type="float">
            <text:p>60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8006" calcext:value-type="float">
            <text:p>800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354" calcext:value-type="float">
            <text:p>33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062" calcext:value-type="float">
            <text:p>80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634" calcext:value-type="float">
            <text:p>363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5T17:30:38.207576730</dc:date>
    <meta:editing-duration>PT2M49S</meta:editing-duration>
    <meta:editing-cycles>1</meta:editing-cycles>
    <meta:document-statistic meta:table-count="1" meta:cell-count="1898" meta:object-count="0"/>
    <meta:generator>LibreOffice/7.0.4.2$Linux_X86_64 LibreOffice_project/00$Build-2</meta:generator>
  </office:meta>
</office:document-meta>
</file>